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/>
    </style:style>
    <style:style style:name="P2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3" style:family="paragraph" style:parent-style-name="Standard">
      <style:paragraph-properties fo:orphans="0" fo:widows="0"/>
      <style:text-properties fo:color="#004dbb" style:font-name="Courier New" fo:font-size="18pt" fo:language="fr" fo:country="SN" style:font-size-asian="18pt"/>
    </style:style>
    <style:style style:name="P4" style:family="paragraph" style:parent-style-name="Standard">
      <style:paragraph-properties fo:margin-left="1.27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5" style:family="paragraph" style:parent-style-name="Standard">
      <style:paragraph-properties fo:margin-left="2.54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6" style:family="paragraph" style:parent-style-name="Standard" style:master-page-name="Standard">
      <style:paragraph-properties fo:orphans="0" fo:widows="0" style:page-number="auto"/>
      <style:text-properties style:font-name="Courier New" fo:font-size="11pt" fo:language="fr" fo:country="SN" style:font-size-asian="11pt"/>
    </style:style>
    <style:style style:name="P7" style:family="paragraph" style:parent-style-name="Standard">
      <style:paragraph-properties fo:orphans="0" fo:widows="0"/>
      <style:text-properties fo:color="#000000" style:font-name="Courier New" fo:font-size="11pt" fo:language="fr" fo:country="SN" style:font-size-asian="11pt"/>
    </style:style>
    <style:style style:name="P8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715f6" style:font-size-asian="9.60000038146973pt" style:font-size-complex="11pt"/>
    </style:style>
    <style:style style:name="P9" style:family="paragraph" style:parent-style-name="Standard">
      <style:paragraph-properties fo:orphans="0" fo:widows="0"/>
      <style:text-properties fo:color="#000000" style:font-name="Courier New" fo:font-size="11pt" fo:language="fr" fo:country="SN" officeooo:rsid="000715f6" officeooo:paragraph-rsid="000c21de" style:font-size-asian="9.60000038146973pt" style:font-size-complex="11pt"/>
    </style:style>
    <style:style style:name="P10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103391" style:font-size-asian="9.60000038146973pt" style:font-size-complex="11pt"/>
    </style:style>
    <style:style style:name="P11" style:family="paragraph" style:parent-style-name="Standard">
      <style:paragraph-properties fo:orphans="0" fo:widows="0"/>
      <style:text-properties fo:color="#000000" style:font-name="Courier New" fo:font-size="11pt" fo:language="fr" fo:country="SN" officeooo:rsid="00103391" officeooo:paragraph-rsid="0010d101" style:font-size-asian="9.60000038146973pt" style:font-size-complex="11pt"/>
    </style:style>
    <style:style style:name="P12" style:family="paragraph" style:parent-style-name="Standard">
      <style:paragraph-properties fo:orphans="0" fo:widows="0"/>
      <style:text-properties fo:color="#000000" fo:font-size="11pt" officeooo:rsid="000715f6" officeooo:paragraph-rsid="000715f6" style:font-size-asian="9.60000038146973pt" style:font-size-complex="11pt"/>
    </style:style>
    <style:style style:name="P13" style:family="paragraph" style:parent-style-name="Standard">
      <style:paragraph-properties fo:orphans="0" fo:widows="0"/>
      <style:text-properties fo:color="#000000" fo:font-size="11pt" officeooo:rsid="000c21de" officeooo:paragraph-rsid="000c21de" style:font-size-asian="9.60000038146973pt" style:font-size-complex="11pt"/>
    </style:style>
    <style:style style:name="P14" style:family="paragraph" style:parent-style-name="Standard">
      <style:paragraph-properties fo:orphans="0" fo:widows="0"/>
      <style:text-properties fo:color="#000000" fo:font-size="11pt" officeooo:rsid="000d66e8" officeooo:paragraph-rsid="000d66e8" style:font-size-asian="9.60000038146973pt" style:font-size-complex="11pt"/>
    </style:style>
    <style:style style:name="P15" style:family="paragraph" style:parent-style-name="Standard">
      <style:paragraph-properties fo:orphans="0" fo:widows="0"/>
      <style:text-properties fo:color="#004dbb" style:font-name="Courier New" fo:font-size="18pt" fo:language="fr" fo:country="SN" style:font-size-asian="18pt"/>
    </style:style>
    <style:style style:name="P16" style:family="paragraph" style:parent-style-name="Standard">
      <style:paragraph-properties fo:margin-left="1.27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P17" style:family="paragraph" style:parent-style-name="Standard">
      <style:paragraph-properties fo:margin-left="2.54cm" fo:margin-right="0cm" fo:orphans="0" fo:widows="0" fo:text-indent="0cm" style:auto-text-indent="false"/>
      <style:text-properties fo:color="#000000" style:font-name="Courier New" fo:font-size="11pt" fo:language="fr" fo:country="SN" style:font-size-asian="11pt"/>
    </style:style>
    <style:style style:name="T1" style:family="text">
      <style:text-properties fo:color="#004dbb" style:font-name="Courier New" fo:font-size="18pt" fo:language="fr" fo:country="SN" style:font-size-asian="18pt"/>
    </style:style>
    <style:style style:name="T2" style:family="text">
      <style:text-properties fo:color="#000000" style:font-name="Courier New" fo:font-size="11pt" fo:language="fr" fo:country="SN" style:font-size-asian="11pt"/>
    </style:style>
    <style:style style:name="T3" style:family="text">
      <style:text-properties style:font-name="Courier New" fo:language="fr" fo:country="SN"/>
    </style:style>
    <style:style style:name="T4" style:family="text">
      <style:text-properties style:font-name="Courier New" fo:language="fr" fo:country="SN" officeooo:rsid="0008bae8"/>
    </style:style>
    <style:style style:name="T5" style:family="text">
      <style:text-properties style:font-name="Courier New" fo:language="fr" fo:country="SN" officeooo:rsid="000c21de"/>
    </style:style>
    <style:style style:name="T6" style:family="text">
      <style:text-properties style:font-name="Courier New" fo:language="fr" fo:country="SN" officeooo:rsid="000f1db2"/>
    </style:style>
    <style:style style:name="T7" style:family="text">
      <style:text-properties officeooo:rsid="0008ec46"/>
    </style:style>
    <style:style style:name="T8" style:family="text">
      <style:text-properties officeooo:rsid="000a399e"/>
    </style:style>
    <style:style style:name="T9" style:family="text">
      <style:text-properties officeooo:rsid="0010d101"/>
    </style:style>
    <style:style style:name="T10" style:family="text">
      <style:text-properties officeooo:rsid="0012bdac"/>
    </style:style>
    <style:style style:name="T11" style:family="text">
      <style:text-properties officeooo:rsid="001651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><text:span text:style-name="T1">Exercice</text:span><text:span text:style-name="T2">1</text:span></text:p>
      <text:p text:style-name="P2"><text:s/></text:p>
      <text:p text:style-name="P2">entier a,b,q,r;</text:p>
      <text:p text:style-name="P2">reel ratio;</text:p>
      <text:p text:style-name="P2"><text:tab/>debut</text:p>
      <text:p text:style-name="P2"><text:tab/><text:tab/>afficher(“entrer la valeur de a")</text:p>
      <text:p text:style-name="P2"><text:tab/><text:tab/>lire(a)</text:p>
      <text:p text:style-name="P2"><text:tab/><text:tab/>afficher(“entrer la valeur de b ”)</text:p>
      <text:p text:style-name="P2"><text:tab/><text:tab/>lire(b)</text:p>
      <text:p text:style-name="P2"><text:tab/><text:tab/>si(b==0) alors</text:p>
      <text:p text:style-name="P2"><text:tab/><text:tab/><text:tab/>afficher(“impossible “)</text:p>
      <text:p text:style-name="P2"><text:tab/><text:tab/>sinon</text:p>
      <text:p text:style-name="P2"><text:tab/><text:tab/><text:tab/>q = floor(a/b)</text:p>
      <text:p text:style-name="P2"><text:tab/><text:tab/><text:tab/>r = a%b</text:p>
      <text:p text:style-name="P2"><text:tab/><text:tab/><text:tab/>ratio = 100*a/b</text:p>
      <text:p text:style-name="P2"><text:tab/><text:tab/><text:tab/>afficher(“le quotient est “,q)</text:p>
      <text:p text:style-name="P2"><text:tab/><text:tab/><text:tab/>afficher(“le reste <text:s/>“,r)</text:p>
      <text:p text:style-name="P2"><text:tab/><text:tab/><text:tab/>afficher(“le ratio est <text:s/>“,ratio)</text:p>
      <text:p text:style-name="P2"><text:tab/><text:tab/>finsi</text:p>
      <text:p text:style-name="P2"><text:tab/>fin</text:p>
      <text:p text:style-name="P2"/>
      <text:p text:style-name="P1"><text:span text:style-name="T1">Exercice</text:span><text:span text:style-name="T2">2</text:span></text:p>
      <text:p text:style-name="P2"/>
      <text:p text:style-name="P2">entier r,s;</text:p>
      <text:p text:style-name="P2">constante p;</text:p>
      <text:p text:style-name="P2"><text:tab/>début</text:p>
      <text:p text:style-name="P2"><text:tab/><text:tab/>afficher(“entrer le rayon du cercle ”)</text:p>
      <text:p text:style-name="P2"><text:tab/><text:tab/>lire(r)</text:p>
      <text:p text:style-name="P2"><text:tab/><text:tab/>p = 8*r*atan(1)</text:p>
      <text:p text:style-name="P2"><text:tab/><text:tab/>s = 4*r*r*atan(1)</text:p>
      <text:p text:style-name="P2"><text:tab/><text:tab/>afficher(“le périmètre du cercle est “,p)</text:p>
      <text:p text:style-name="P2"><text:tab/><text:tab/>afficher(“la surface du cercle est “,s)</text:p>
      <text:p text:style-name="P2"><text:tab/>fin</text:p>
      <text:p text:style-name="P2"/>
      <text:p text:style-name="P2"/>
      <text:p text:style-name="P1"><text:span text:style-name="T1">Exercice</text:span><text:span text:style-name="T2">3:</text:span></text:p>
      <text:p text:style-name="P2"/>
      <text:p text:style-name="P2">exo3_1</text:p>
      <text:p text:style-name="P2"/>
      <text:p text:style-name="P2">entier r1,r2,r3,RS;</text:p>
      <text:p text:style-name="P2">reel RP;</text:p>
      <text:p text:style-name="P2">debut</text:p>
      <text:p text:style-name="P4"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><text:tab/>RS = r1+r2+r3</text:p>
      <text:p text:style-name="P2"><text:soft-page-break/><text:tab/>afficher("la resistance en serie est ",RS)</text:p>
      <text:p text:style-name="P2"/>
      <text:p text:style-name="P2"><text:tab/>si((r==0 ET r2==0)OU(r1==0 ET r3==0)OU(r2==0 ET r3==0)) <text:tab/>alors</text:p>
      <text:p text:style-name="P2"><text:tab/>afficher("Impossible de calculer la RP ")</text:p>
      <text:p text:style-name="P2"><text:tab/>sinon</text:p>
      <text:p text:style-name="P2"><text:tab/>RP = (r1*r2*r3) / (r1*r2+r1*r3+r2*r3)</text:p>
      <text:p text:style-name="P2"><text:tab/>afficher("la resistance en parallelle est ",RP)</text:p>
      <text:p text:style-name="P2"><text:tab/>finsi</text:p>
      <text:p text:style-name="P2">fin</text:p>
      <text:p text:style-name="P2"/>
      <text:p text:style-name="P2"/>
      <text:p text:style-name="P2">exo3_2</text:p>
      <text:p text:style-name="P2"/>
      <text:p text:style-name="P2">entier r1,r2,r3,rs,choix;</text:p>
      <text:p text:style-name="P2">chaine q;</text:p>
      <text:p text:style-name="P2">debut</text:p>
      <text:p text:style-name="P2"><text:tab/>afficher(" entrer la resistance R1")</text:p>
      <text:p text:style-name="P2"><text:tab/>lire(r1)</text:p>
      <text:p text:style-name="P2"><text:tab/>afficher(" entrer la resistance R2")</text:p>
      <text:p text:style-name="P2"><text:tab/>lire(r2)</text:p>
      <text:p text:style-name="P2"><text:tab/>afficher(" entrer la resistance R3")</text:p>
      <text:p text:style-name="P2"><text:tab/>lire(r3)</text:p>
      <text:p text:style-name="P2"/>
      <text:p text:style-name="P2"><text:tab/>répeter</text:p>
      <text:p text:style-name="P2"><text:tab/><text:tab/>afficher("Quelle resistance voulez-vous calculer?")</text:p>
      <text:p text:style-name="P2"><text:tab/><text:tab/>afficher("1------Resistance en Serie")</text:p>
      <text:p text:style-name="P2"><text:tab/><text:tab/>afficher("2------Resistance en Parallele")</text:p>
      <text:p text:style-name="P2"><text:tab/><text:tab/>lire(choix)</text:p>
      <text:p text:style-name="P2"><text:tab/><text:tab/>selon choix faire</text:p>
      <text:p text:style-name="P2"><text:tab/><text:tab/><text:tab/>cas 1 :</text:p>
      <text:p text:style-name="P2"><text:tab/><text:tab/><text:tab/><text:tab/>rs = r1+r2+r3</text:p>
      <text:p text:style-name="P2"><text:tab/><text:tab/><text:tab/><text:tab/>afficher("la RS est ",rs)</text:p>
      <text:p text:style-name="P2"><text:tab/><text:tab/><text:tab/>cas 2 :</text:p>
      <text:p text:style-name="P2"/>
      <text:p text:style-name="P2"><text:tab/><text:tab/><text:tab/>si((r1===0 ET r2==0) OU (r1==0 ET r3==0) OU <text:tab/><text:tab/><text:tab/>(r2==0 ET r3==0)) </text:p>
      <text:p text:style-name="P2"><text:tab/><text:tab/><text:tab/>alors</text:p>
      <text:p text:style-name="P2"><text:tab/><text:tab/><text:tab/>afficher("Impossible de calculer RP")</text:p>
      <text:p text:style-name="P2"><text:tab/><text:tab/><text:tab/>sinon</text:p>
      <text:p text:style-name="P2"><text:tab/><text:tab/><text:tab/>rp = (r1*r2*r3) / (r1*r2+r1*r3+r2*r3)</text:p>
      <text:p text:style-name="P2"><text:tab/><text:tab/><text:tab/>afficher("la RP est ",rp)</text:p>
      <text:p text:style-name="P2"><text:tab/><text:tab/><text:tab/>finsi</text:p>
      <text:p text:style-name="P2"><text:tab/><text:tab/><text:tab/>sinon </text:p>
      <text:p text:style-name="P2"><text:tab/><text:tab/><text:tab/>afficher("votre choix n'existe pas ")</text:p>
      <text:p text:style-name="P2"><text:tab/><text:tab/>finSelon</text:p>
      <text:p text:style-name="P2"><text:tab/><text:tab/>afficher("voulez-vous continué O/n")</text:p>
      <text:p text:style-name="P2"><text:tab/><text:tab/>lire(q)</text:p>
      <text:p text:style-name="P2"><text:tab/>jusqua(q=="n")</text:p>
      <text:p text:style-name="P2">fin</text:p>
      <text:p text:style-name="P2"/>
      <text:p text:style-name="P2"/>
      <text:p text:style-name="P3"><text:soft-page-break/>Exercice 4:</text:p>
      <text:p text:style-name="P2"/>
      <text:p text:style-name="P2">exo4_1</text:p>
      <text:p text:style-name="P2"/>
      <text:p text:style-name="P2">entier n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pow(x,n)</text:p>
      <text:p text:style-name="P2"><text:tab/>afficher(x," a la puissance ",n," est ",p)</text:p>
      <text:p text:style-name="P2">fin</text:p>
      <text:p text:style-name="P2"/>
      <text:p text:style-name="P2">exo4_2</text:p>
      <text:p text:style-name="P2"/>
      <text:p text:style-name="P2">entier n, i;</text:p>
      <text:p text:style-name="P2">reel p,x;</text:p>
      <text:p text:style-name="P2">Debut</text:p>
      <text:p text:style-name="P2"><text:tab/>afficher("entrer la valeur de x")</text:p>
      <text:p text:style-name="P2"><text:tab/>lire(x)</text:p>
      <text:p text:style-name="P2"><text:tab/>afficher("entrer la valeur de n")</text:p>
      <text:p text:style-name="P2"><text:tab/>lire(n)</text:p>
      <text:p text:style-name="P2"><text:tab/>p=1</text:p>
      <text:p text:style-name="P2"><text:tab/>si(n==0)</text:p>
      <text:p text:style-name="P2"><text:tab/><text:tab/>p=1</text:p>
      <text:p text:style-name="P2"><text:tab/>sinon</text:p>
      <text:p text:style-name="P2"><text:tab/><text:tab/>pour(i=1 a abs(n))</text:p>
      <text:p text:style-name="P2"><text:tab/><text:tab/><text:tab/>p = p*x</text:p>
      <text:p text:style-name="P2"><text:tab/><text:tab/>finpour</text:p>
      <text:p text:style-name="P2"><text:tab/>si(n&lt;0)</text:p>
      <text:p text:style-name="P2"><text:tab/>p=1/p</text:p>
      <text:p text:style-name="P2"><text:tab/>finsi</text:p>
      <text:p text:style-name="P2"><text:tab/>finsi</text:p>
      <text:p text:style-name="P2"><text:tab/>afficher(x,' a la puissance ",n," est ",p)</text:p>
      <text:p text:style-name="P2">fin</text:p>
      <text:p text:style-name="P2"/>
      <text:p text:style-name="P1"><text:span text:style-name="T1">Exercice</text:span><text:span text:style-name="T2">5:</text:span></text:p>
      <text:p text:style-name="P2"/>
      <text:p text:style-name="P2">entier a,s,i;</text:p>
      <text:p text:style-name="P2">Debut</text:p>
      <text:p text:style-name="P2"><text:tab/>s=0</text:p>
      <text:p text:style-name="P2"><text:tab/>pour(i =1 a 5)</text:p>
      <text:p text:style-name="P2"><text:tab/><text:tab/>afficher("entrer la valeur ",i)</text:p>
      <text:p text:style-name="P2"><text:tab/><text:tab/>lire(a)</text:p>
      <text:p text:style-name="P2"><text:tab/><text:tab/>s=s+i</text:p>
      <text:p text:style-name="P2"><text:tab/>finpour</text:p>
      <text:p text:style-name="P2"><text:tab/>afficher("l somme est ",s)</text:p>
      <text:p text:style-name="P2">fin</text:p>
      <text:p text:style-name="P2"><text:soft-page-break/></text:p>
      <text:p text:style-name="P2"/>
      <text:p text:style-name="P1"><text:span text:style-name="T1">Exercice</text:span><text:span text:style-name="T2">6:</text:span></text:p>
      <text:p text:style-name="P2">reel x1,y1,x2,y2,dist;</text:p>
      <text:p text:style-name="P2">Debut:</text:p>
      <text:p text:style-name="P2"><text:tab/>Ecrire("Entrez les coordonnées du point A");</text:p>
      <text:p text:style-name="P2"><text:tab/>Lire("x1");</text:p>
      <text:p text:style-name="P2"><text:tab/>Lire("y1")</text:p>
      <text:p text:style-name="P2"><text:tab/>Ecrire("Entrez les coordonnées du point B");</text:p>
      <text:p text:style-name="P4">Lire("x2");</text:p>
      <text:p text:style-name="P2"><text:tab/>Lire("y2");</text:p>
      <text:p text:style-name="P2"/>
      <text:p text:style-name="P4">dist = sqrt((x1-x2)*(x1-x2)+(y1-y2)*(y1-y2));</text:p>
      <text:p text:style-name="P2"/>
      <text:p text:style-name="P2"><text:tab/>Ecrire("La distance entre A et B est:", dist);</text:p>
      <text:p text:style-name="P2"/>
      <text:p text:style-name="P2">fin</text:p>
      <text:p text:style-name="P2"/>
      <text:p text:style-name="P2"/>
      <text:p text:style-name="P1"><text:span text:style-name="T1">Exercice</text:span><text:span text:style-name="T2">7:</text:span></text:p>
      <text:p text:style-name="P2"/>
      <text:p text:style-name="P2">entier mont, B20,B10,B5,P2,P1; x,y,z,t;</text:p>
      <text:p text:style-name="P2">Debut:</text:p>
      <text:p text:style-name="P2"><text:tab/>Ecrire("Donnez un montant");</text:p>
      <text:p text:style-name="P2"><text:tab/>Lire("mont");</text:p>
      <text:p text:style-name="P2"><text:tab/>B20 = floor(mont/20);</text:p>
      <text:p text:style-name="P2"><text:tab/>x = mont%20;</text:p>
      <text:p text:style-name="P2"><text:tab/>B10 = floor(x/10);</text:p>
      <text:p text:style-name="P2"><text:tab/>y = x%10;</text:p>
      <text:p text:style-name="P2"><text:tab/>B5 = floor(y/5);</text:p>
      <text:p text:style-name="P2"><text:tab/>z = y%5;</text:p>
      <text:p text:style-name="P2"><text:tab/>P2 = floor(z/2);</text:p>
      <text:p text:style-name="P2"><text:tab/>t = z%2;</text:p>
      <text:p text:style-name="P2"><text:tab/>P1 = t;</text:p>
      <text:p text:style-name="P2"><text:tab/>Ecrire("Le montant peut etre decomposé en:", B20 'billet <text:tab/>de 20'+ B10 'Billet de 10'+ B5 'Billet de 5'+ P2 'piece <text:tab/>de 2'+ P1 'piece de 1')</text:p>
      <text:p text:style-name="P2">Fin</text:p>
      <text:p text:style-name="P2"/>
      <text:p text:style-name="P1"><text:span text:style-name="T1">Exercice</text:span><text:span text:style-name="T2">8:</text:span></text:p>
      <text:p text:style-name="P2"/>
      <text:p text:style-name="P2">entier a,b,c,Delta;</text:p>
      <text:p text:style-name="P2">reel x0,x1,x2;</text:p>
      <text:p text:style-name="P2">Debut</text:p>
      <text:p text:style-name="P2"><text:tab/>afficher("entrer a")</text:p>
      <text:p text:style-name="P2"><text:tab/>lire(a)</text:p>
      <text:p text:style-name="P2"><text:tab/>afficher("entrer b ")</text:p>
      <text:p text:style-name="P2"><text:tab/>lire(b)</text:p>
      <text:p text:style-name="P2"><text:tab/>afficher("entrer c") </text:p>
      <text:p text:style-name="P2"><text:tab/>lire(c)</text:p>
      <text:p text:style-name="P2"><text:soft-page-break/><text:tab/>Delta = pow(b,2)-4*a*b</text:p>
      <text:p text:style-name="P2"><text:tab/>si(Delta&gt;0)</text:p>
      <text:p text:style-name="P2"><text:tab/><text:tab/>x1 = -b -sqrt(Delta)) / 2a</text:p>
      <text:p text:style-name="P2"><text:tab/><text:tab/>x2 = -b -sqrt(Delta)) / 2a</text:p>
      <text:p text:style-name="P2"><text:tab/><text:tab/>afficher("x = ",x1," ou x= <text:s/>",x2)</text:p>
      <text:p text:style-name="P2"><text:tab/>sinon</text:p>
      <text:p text:style-name="P2"><text:tab/>si(Delta==0)</text:p>
      <text:p text:style-name="P2"><text:tab/><text:tab/>x0 = -b / 2a</text:p>
      <text:p text:style-name="P2"><text:tab/><text:tab/>afficher("x = ",x0)</text:p>
      <text:p text:style-name="P2"><text:tab/>sinon</text:p>
      <text:p text:style-name="P2"><text:tab/><text:tab/>afficher("x n'existe pas")</text:p>
      <text:p text:style-name="P2"><text:tab/>finsi</text:p>
      <text:p text:style-name="P2"><text:tab/>sinsi</text:p>
      <text:p text:style-name="P2">fin</text:p>
      <text:p text:style-name="P2"/>
      <text:p text:style-name="P2"/>
      <text:p text:style-name="P2"/>
      <text:p text:style-name="P2"/>
      <text:p text:style-name="P1"><text:span text:style-name="T1">Exercice</text:span><text:span text:style-name="T2"> 9:</text:span></text:p>
      <text:p text:style-name="P2">exo9_a</text:p>
      <text:p text:style-name="P2"/>
      <text:p text:style-name="P4">Entier Hdep, Hdar,Mdep, Mdar, Durée_en_Mn,Durée_en_heure, Hdep_en_Mn, Hdar_en_Mn;</text:p>
      <text:p text:style-name="P4"/>
      <text:p text:style-name="P4">Début:</text:p>
      <text:p text:style-name="P4">Ecrire("Donner l'heure de départ");</text:p>
      <text:p text:style-name="P4">Lire("Hdep");</text:p>
      <text:p text:style-name="P4">Ecrire("Donner minute de départ");</text:p>
      <text:p text:style-name="P4">Lire("Mdep")</text:p>
      <text:p text:style-name="P4">Ecrire("Donner l'heure d'arriver");</text:p>
      <text:p text:style-name="P4">Lire("Hdar");</text:p>
      <text:p text:style-name="P4">Ecrire("Donner minute d'arriver");</text:p>
      <text:p text:style-name="P4">Lire("Mdar");</text:p>
      <text:p text:style-name="P4"/>
      <text:p text:style-name="P4">Hdep_en_Mn = Hdep*60+Mdep; </text:p>
      <text:p text:style-name="P4">Hdar_en_Mn = Hdar*60+Mdar; </text:p>
      <text:p text:style-name="P4"/>
      <text:p text:style-name="P4">Durée_en_Mn = abs(Hdar_en_Mn - Hdep_en_Mn);</text:p>
      <text:p text:style-name="P4"/>
      <text:p text:style-name="P4"/>
      <text:p text:style-name="P4">Ecrire("La durée du trajet est: ", floor(Durée_en_Mn/60)'Heure'+ Durée_en_Mn%60 'minute');</text:p>
      <text:p text:style-name="P4"/>
      <text:p text:style-name="P4"/>
      <text:p text:style-name="P4">fin</text:p>
      <text:p text:style-name="P4"/>
      <text:p text:style-name="P4">Exo9_b</text:p>
      <text:p text:style-name="P4">debut:</text:p>
      <text:p text:style-name="P4"/>
      <text:p text:style-name="P5">Entier Hdep, Hdar,Mdep, Mdar, Durée_en_Mn,Durée_en_heure, Hdep_en_Mn, Hdar_en_Mn;</text:p>
      <text:p text:style-name="P5"><text:soft-page-break/></text:p>
      <text:p text:style-name="P5">Début:</text:p>
      <text:p text:style-name="P5">Ecrire("Donner l'heure de départ");</text:p>
      <text:p text:style-name="P5">Lire("Hdep");</text:p>
      <text:p text:style-name="P5">Ecrire("Donner minute de départ");</text:p>
      <text:p text:style-name="P5">Lire("Mdep")</text:p>
      <text:p text:style-name="P5">Ecrire("Donner l'heure d'arriver");</text:p>
      <text:p text:style-name="P5">Lire("Hdar");</text:p>
      <text:p text:style-name="P5">Ecrire("Donner minute d'arriver");</text:p>
      <text:p text:style-name="P5">Lire("Mdar");</text:p>
      <text:p text:style-name="P5"/>
      <text:p text:style-name="P5">si(Hdep&gt;Hdar) </text:p>
      <text:p text:style-name="P5">alors</text:p>
      <text:p text:style-name="P5"><text:tab/>Hdar = Hdar+24</text:p>
      <text:p text:style-name="P5">finsi</text:p>
      <text:p text:style-name="P5"/>
      <text:p text:style-name="P5">Hdep_en_Mn = Hdep*60+Mdep; </text:p>
      <text:p text:style-name="P5">Hdar_en_Mn = Hdar*60+Mdar; </text:p>
      <text:p text:style-name="P5"/>
      <text:p text:style-name="P5">Durée_en_Mn = abs(Hdar_en_Mn - Hdep_en_Mn);</text:p>
      <text:p text:style-name="P5">Ecrire("La durée du trajet est: ", floor(Durée_en_Mn/60)'Heure'+ Durée_en_Mn%60 'minute');</text:p>
      <text:p text:style-name="P2"/>
      <text:p text:style-name="P2">fin</text:p>
      <text:p text:style-name="P2"/>
      <text:p text:style-name="P2"/>
      <text:p text:style-name="P1"><text:span text:style-name="T1">Exercice</text:span><text:span text:style-name="T2">10:</text:span></text:p>
      <text:p text:style-name="P2"/>
      <text:p text:style-name="P2"/>
      <text:p text:style-name="P2"/>
      <text:p text:style-name="P1"><text:span text:style-name="T1">Exercice</text:span><text:span text:style-name="T2">11:</text:span></text:p>
      <text:p text:style-name="P2"/>
      <text:p text:style-name="P2">entier a;</text:p>
      <text:p text:style-name="P2">reel r;</text:p>
      <text:p text:style-name="P2">char c;</text:p>
      <text:p text:style-name="P2"/>
      <text:p text:style-name="P2">Debut:</text:p>
      <text:p text:style-name="P2"><text:tab/>Ecrire("Entrez l'entier a");</text:p>
      <text:p text:style-name="P2"><text:tab/>Lire("a);</text:p>
      <text:p text:style-name="P2"><text:tab/>Ecrire("Quel opération souhaiterai vous faire?");</text:p>
      <text:p text:style-name="P2"><text:tab/>Lire("c");</text:p>
      <text:p text:style-name="P2"><text:tab/>Si('c' == '+')</text:p>
      <text:p text:style-name="P2"><text:tab/>Debut si:</text:p>
      <text:p text:style-name="P2"><text:tab/><text:tab/>r=a+b;</text:p>
      <text:p text:style-name="P2"><text:tab/><text:tab/>Ecrire("L'addition de a et b donne:",r);</text:p>
      <text:p text:style-name="P2"><text:tab/>fin si;</text:p>
      <text:p text:style-name="P2"/>
      <text:p text:style-name="P2"><text:tab/>Si('c' == '*')</text:p>
      <text:p text:style-name="P2"><text:tab/>Debut si:</text:p>
      <text:p text:style-name="P2"><text:soft-page-break/><text:tab/><text:tab/>r=a*b;</text:p>
      <text:p text:style-name="P2"><text:tab/><text:tab/>Ecrire("La multiplication de a et b donne:",r);</text:p>
      <text:p text:style-name="P2"><text:tab/>fin si</text:p>
      <text:p text:style-name="P2"/>
      <text:p text:style-name="P2"><text:tab/>Si('c' == '/')</text:p>
      <text:p text:style-name="P2"><text:tab/>Debut si:</text:p>
      <text:p text:style-name="P2"><text:tab/><text:tab/>r=a/b;</text:p>
      <text:p text:style-name="P2"><text:tab/><text:tab/>Ecrire("La division de a et b donne:",r);</text:p>
      <text:p text:style-name="P2"><text:tab/>fin si;</text:p>
      <text:p text:style-name="P2"/>
      <text:p text:style-name="P2"><text:tab/>Si('c' == '-')</text:p>
      <text:p text:style-name="P2"><text:tab/>Debut si:</text:p>
      <text:p text:style-name="P2"><text:tab/><text:tab/>r=a-b;</text:p>
      <text:p text:style-name="P5">Ecrire("La soustraction de a et b donne:",r);</text:p>
      <text:p text:style-name="P2"><text:tab/>fin si</text:p>
      <text:p text:style-name="P2">fin</text:p>
      <text:p text:style-name="P2"/>
      <text:p text:style-name="P1"><text:span text:style-name="T1">Exercice</text:span><text:span text:style-name="T2">12 : </text:span></text:p>
      <text:p text:style-name="P2">entier n, somme diviseur S=0;</text:p>
      <text:p text:style-name="P2">Debut:</text:p>
      <text:p text:style-name="P2"><text:tab/>Ecrire("Donnez un entier");</text:p>
      <text:p text:style-name="P2"><text:tab/>Lire("n");</text:p>
      <text:p text:style-name="P2"><text:tab/>Pour(i=1 jusqu'a i=n/2)</text:p>
      <text:p text:style-name="P2"><text:tab/>debut pour:</text:p>
      <text:p text:style-name="P2"><text:tab/><text:tab/>Si(n%i=0)</text:p>
      <text:p text:style-name="P2"><text:tab/><text:tab/>debut si:</text:p>
      <text:p text:style-name="P2"><text:tab/><text:tab/>S=S+i;</text:p>
      <text:p text:style-name="P2"><text:tab/><text:tab/>fin Si</text:p>
      <text:p text:style-name="P2"><text:tab/>fin pour</text:p>
      <text:p text:style-name="P2"><text:tab/>Si(S=n)</text:p>
      <text:p text:style-name="P2"><text:tab/>Ecrire("Le nombre n est parfait");</text:p>
      <text:p text:style-name="P2"><text:tab/>Sinon:</text:p>
      <text:p text:style-name="P2"><text:tab/>Ecrire("Le nombre n n'est pas parfait);</text:p>
      <text:p text:style-name="P2"/>
      <text:p text:style-name="P3">Exercice 13</text:p>
      <text:p text:style-name="P2"/>
      <text:p text:style-name="P2">entier j, m,a;</text:p>
      <text:p text:style-name="P2">Debut: </text:p>
      <text:p text:style-name="P2"><text:tab/>Ecrire("Entrez j,m,a"?)</text:p>
      <text:p text:style-name="P2"><text:tab/>Lire("j");</text:p>
      <text:p text:style-name="P2"><text:tab/>Lire("m");</text:p>
      <text:p text:style-name="P2"><text:tab/>Lire("a");</text:p>
      <text:p text:style-name="P2"><text:tab/>Si(m=[1,3,5,7,8,10,12]) et (j&lt;=31)</text:p>
      <text:p text:style-name="P2"><text:tab/>Ecrire("date valide")</text:p>
      <text:p text:style-name="P2"><text:tab/>Sinon</text:p>
      <text:p text:style-name="P2"><text:tab/>Ecrire("date invalide")</text:p>
      <text:p text:style-name="P2"><text:tab/>Si(m=[4,6,9,11] et (j&lt;=30)</text:p>
      <text:p text:style-name="P2"><text:tab/>Ecrire("date valide")</text:p>
      <text:p text:style-name="P2"><text:tab/>Sinon</text:p>
      <text:p text:style-name="P2"><text:tab/>Ecrire("date invalide")</text:p>
      <text:p text:style-name="P2"><text:soft-page-break/><text:tab/>Si(m=2) et (j&lt;=29)</text:p>
      <text:p text:style-name="P2"><text:tab/>Ecrire("date valide);</text:p>
      <text:p text:style-name="P2"><text:tab/>Sinon</text:p>
      <text:p text:style-name="P2"><text:tab/>Ecrire("date invalide")</text:p>
      <text:p text:style-name="P2">fin</text:p>
      <text:p text:style-name="P2"/>
      <text:p text:style-name="P1"><text:span text:style-name="T1">exercice</text:span><text:span text:style-name="T2">15:</text:span></text:p>
      <text:p text:style-name="P2">*****Addition*****</text:p>
      <text:p text:style-name="P2"/>
      <text:p text:style-name="P2">entier n,s=0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Ecrire("la somme des entiers est:",S);</text:p>
      <text:p text:style-name="P2">Fin</text:p>
      <text:p text:style-name="P2"/>
      <text:p text:style-name="P2">*****Moyenne*******</text:p>
      <text:p text:style-name="P2"/>
      <text:p text:style-name="P2">entier n,s=0, m;</text:p>
      <text:p text:style-name="P2">Debut:</text:p>
      <text:p text:style-name="P2"><text:tab/>Ecrire("Donnez le nombre");</text:p>
      <text:p text:style-name="P2"><text:tab/>Lire("n");</text:p>
      <text:p text:style-name="P2"><text:tab/>Pour(i=1 jusqu'a i=n)</text:p>
      <text:p text:style-name="P2"><text:tab/>Debut pour:</text:p>
      <text:p text:style-name="P2"><text:tab/><text:tab/>S=S+i;</text:p>
      <text:p text:style-name="P2"><text:tab/>Fin pour:</text:p>
      <text:p text:style-name="P2"><text:tab/>m= S/n;</text:p>
      <text:p text:style-name="P2"><text:tab/>Ecrire("la moyenne des entiers est:",m);</text:p>
      <text:p text:style-name="P2">fin</text:p>
      <text:p text:style-name="P2"/>
      <text:p text:style-name="P2"/>
      <text:p text:style-name="P1"><text:span text:style-name="T1">Excercice16</text:span><text:span text:style-name="T2">:</text:span></text:p>
      <text:p text:style-name="P2"/>
      <text:p text:style-name="P2">entier a,b,q=0;</text:p>
      <text:p text:style-name="P2">Debut:</text:p>
      <text:p text:style-name="P2"><text:tab/>Ecrire("entre le dididende ");</text:p>
      <text:p text:style-name="P2"><text:tab/>Lire("a"),</text:p>
      <text:p text:style-name="P2"><text:tab/>Ecrire("Entrez le diviseur");</text:p>
      <text:p text:style-name="P2"><text:tab/>Lire("b")</text:p>
      <text:p text:style-name="P2"><text:tab/>tant que(a=&gt;b)</text:p>
      <text:p text:style-name="P2"><text:tab/>debut tant que:</text:p>
      <text:p text:style-name="P2"><text:tab/><text:tab/>a=a-b;</text:p>
      <text:p text:style-name="P2"><text:tab/><text:tab/>q=q++;</text:p>
      <text:p text:style-name="P2"><text:tab/>fintantque</text:p>
      <text:p text:style-name="P2"><text:tab/>Ecrire("La division par ss donne:",q);</text:p>
      <text:p text:style-name="P2">fin</text:p>
      <text:p text:style-name="P2"><text:soft-page-break/><text:tab/><text:tab/></text:p>
      <text:p text:style-name="P3">Exercice 17:</text:p>
      <text:p text:style-name="P2">entier a, b pgcd;</text:p>
      <text:p text:style-name="P2"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a=a-b</text:p>
      <text:p text:style-name="P2"><text:tab/><text:tab/>Si(b&gt;a)</text:p>
      <text:p text:style-name="P2"><text:tab/><text:tab/>b=b-a</text:p>
      <text:p text:style-name="P2"><text:tab/>Ftanq</text:p>
      <text:p text:style-name="P2"><text:tab/>Ecrire("Le pgcd est:",b)</text:p>
      <text:p text:style-name="P2">fin</text:p>
      <text:p text:style-name="P2"><text:tab/></text:p>
      <text:p text:style-name="P1"><text:span text:style-name="T1">Exercice 18:</text:span><text:span text:style-name="T2"><text:tab/></text:span></text:p>
      <text:p text:style-name="P2"/>
      <text:p text:style-name="P2">entier a, b ppcm;</text:p>
      <text:p text:style-name="P2">debut:</text:p>
      <text:p text:style-name="P2"><text:tab/>Ecrire("Donnez un nombre")</text:p>
      <text:p text:style-name="P2"><text:tab/>Lire("a")</text:p>
      <text:p text:style-name="P2"><text:tab/>Ecrire("Donnez un nombre")</text:p>
      <text:p text:style-name="P2"><text:tab/>Lire("b")</text:p>
      <text:p text:style-name="P2"><text:tab/>tant que(a!=b)</text:p>
      <text:p text:style-name="P2"><text:tab/><text:tab/>Si(a&gt;b)</text:p>
      <text:p text:style-name="P2"><text:tab/><text:tab/>b=b+b</text:p>
      <text:p text:style-name="P2"><text:tab/><text:tab/>Si(b&gt;a)</text:p>
      <text:p text:style-name="P2"><text:tab/><text:tab/>a=a+a</text:p>
      <text:p text:style-name="P2"><text:tab/>Ftanq</text:p>
      <text:p text:style-name="P2"><text:tab/>Ecrire("Le ppcm est:",a)</text:p>
      <text:p text:style-name="P2">fin</text:p>
      <text:p text:style-name="P2"/>
      <text:p text:style-name="P2"/>
      <text:p text:style-name="P2"/>
      <text:p text:style-name="P3">Exercice 19:</text:p>
      <text:p text:style-name="P3"/>
      <text:p text:style-name="P2">variables</text:p>
      <text:p text:style-name="P2">Somme S=0, n:entier;</text:p>
      <text:p text:style-name="P2">Début:</text:p>
      <text:p text:style-name="P2"><text:tab/>faire:</text:p>
      <text:p text:style-name="P2"><text:tab/>Ecrire("Entrez un prix")</text:p>
      <text:p text:style-name="P2"><text:tab/>Lire("n")</text:p>
      <text:p text:style-name="P2"><text:tab/>S=S+n</text:p>
      <text:p text:style-name="P2"><text:tab/>tantque(n!=0)</text:p>
      <text:p text:style-name="P2"><text:tab/><text:span text:style-name="T7">Ecrire("la somme est",s)</text:span></text:p>
      <text:p text:style-name="P2">fin</text:p>
      <text:p text:style-name="P2"/>
      <text:p text:style-name="P2"><text:soft-page-break/></text:p>
      <text:p text:style-name="P3">Exercice 20:</text:p>
      <text:p text:style-name="P2"><text:tab/></text:p>
      <text:p text:style-name="P2">Variable</text:p>
      <text:p text:style-name="P2"><text:tab/>max=0,indice=0,nombre:entier</text:p>
      <text:p text:style-name="P2"><text:tab/>Tab=[10]</text:p>
      <text:p text:style-name="P2">Debut:</text:p>
      <text:p text:style-name="P4">POur(i=1 à 10)</text:p>
      <text:p text:style-name="P4"><text:tab/>Ecrire("Donnez un entier")</text:p>
      <text:p text:style-name="P4"><text:tab/>Lire("nombre")</text:p>
      <text:p text:style-name="P4"><text:tab/>Tab[i]=nombre</text:p>
      <text:p text:style-name="P4"><text:tab/>Si(nombre&gt;max)</text:p>
      <text:p text:style-name="P4"><text:tab/><text:tab/>max = nombre</text:p>
      <text:p text:style-name="P4"><text:tab/><text:tab/>indice = 1</text:p>
      <text:p text:style-name="P4"><text:tab/>Fsi</text:p>
      <text:p text:style-name="P4">Fpour</text:p>
      <text:p text:style-name="P2">Fin</text:p>
      <text:p text:style-name="P2"/>
      <text:p text:style-name="P2"/>
      <text:p text:style-name="P2"/>
      <text:p text:style-name="P3">Exercice 21:</text:p>
      <text:p text:style-name="P2"/>
      <text:p text:style-name="P2">Variable</text:p>
      <text:p text:style-name="P2"><text:tab/>nombre, x : Entier</text:p>
      <text:p text:style-name="P2">Début:</text:p>
      <text:p text:style-name="P2"/>
      <text:p text:style-name="P2"><text:tab/>Ecrire("Entrez le nombre"</text:p>
      <text:p text:style-name="P2"><text:tab/>Lire("nombre")</text:p>
      <text:p text:style-name="P2"/>
      <text:p text:style-name="P2"><text:tab/>Faire:</text:p>
      <text:p text:style-name="P2"><text:tab/><text:tab/>Ecrire("Devinez le nombre")</text:p>
      <text:p text:style-name="P2"><text:tab/><text:tab/>Lire("x")</text:p>
      <text:p text:style-name="P2"><text:tab/><text:tab/>Si(x&gt;nombre)</text:p>
      <text:p text:style-name="P2"><text:tab/><text:tab/>Ecrire("trop grand")</text:p>
      <text:p text:style-name="P2"><text:tab/><text:tab/>Si(x&lt;nombre)</text:p>
      <text:p text:style-name="P2"><text:tab/><text:tab/>Ecrire("trop petit"</text:p>
      <text:p text:style-name="P2"><text:tab/>tant que(x!=nombre)</text:p>
      <text:p text:style-name="P2"><text:tab/>Si(x=nombre)</text:p>
      <text:p text:style-name="P2"><text:tab/>Ecrire("Bravo!! vous avez deviné le nombre!")</text:p>
      <text:p text:style-name="P2">fin</text:p>
      <text:p text:style-name="P2"/>
      <text:p text:style-name="P2"/>
      <text:p text:style-name="P3">Exercice 22:</text:p>
      <text:p text:style-name="P10">Variables</text:p>
      <text:p text:style-name="P10"><text:tab/>nombre:entier</text:p>
      <text:p text:style-name="P10"><text:tab/><text:span text:style-name="T8">tableau tab[1 15]:type</text:span></text:p>
      <text:p text:style-name="P10"><text:tab/>Pour(i=1 à <text:span text:style-name="T9">15</text:span>)</text:p>
      <text:p text:style-name="P11"><text:tab/><text:span text:style-name="T9">Si(1 &lt;tab[i] &lt;100) <text:s text:c="2"/></text:span></text:p>
      <text:p text:style-name="P10"><text:tab/>Ecrire(Entrez le ieme entier?")</text:p>
      <text:p text:style-name="P10"><text:tab/>Lire("tab[i]")</text:p>
      <text:p text:style-name="P10"><text:soft-page-break/><text:tab/>Fpour</text:p>
      <text:p text:style-name="P10"/>
      <text:p text:style-name="P3"/>
      <text:p text:style-name="P3"/>
      <text:p text:style-name="P3">Exercice 23:</text:p>
      <text:p text:style-name="P3"/>
      <text:p text:style-name="P3">Exercice 24:<text:span text:style-name="T11">Meme énoncé que exo21</text:span></text:p>
      <text:p text:style-name="P3"/>
      <text:p text:style-name="P3">Exercice 25:</text:p>
      <text:p text:style-name="P3"/>
      <text:p text:style-name="P2">Variable</text:p>
      <text:p text:style-name="P2"><text:tab/><text:span text:style-name="T10">j,</text:span>i:Entier</text:p>
      <text:p text:style-name="P2">Debut:</text:p>
      <text:p text:style-name="P2"><text:tab/>Pour(i=1 à 10)</text:p>
      <text:p text:style-name="P2"><text:tab/><text:tab/>Pour(j=1 à i)</text:p>
      <text:p text:style-name="P2"><text:tab/><text:tab/>Ecrire("i")</text:p>
      <text:p text:style-name="P2"><text:tab/><text:tab/>Fpour</text:p>
      <text:p text:style-name="P2"><text:tab/>Fpour</text:p>
      <text:p text:style-name="P2">Fin</text:p>
      <text:p text:style-name="P3"/>
      <text:p text:style-name="P3">Exercice 26:</text:p>
      <text:p text:style-name="P3"/>
      <text:p text:style-name="P8">variable</text:p>
      <text:p text:style-name="P8"><text:tab/>nombre:entier</text:p>
      <text:p text:style-name="P8"><text:tab/><text:span text:style-name="T8">tableau </text:span>tab[<text:span text:style-name="T8">1 </text:span>10]:<text:span text:style-name="T8">type</text:span></text:p>
      <text:p text:style-name="P8"><text:tab/>croissant=vrai </text:p>
      <text:p text:style-name="P8"><text:tab/>decroissant=faux </text:p>
      <text:p text:style-name="P8">debut :</text:p>
      <text:p text:style-name="P8"><text:tab/>Pour(i=1 a i=10)</text:p>
      <text:p text:style-name="P8"><text:tab/>Ecrire("Donnez un entier")</text:p>
      <text:p text:style-name="P9"><text:tab/>Lire("Tab[i]")</text:p>
      <text:p text:style-name="P8"><text:tab/>Fpour</text:p>
      <text:p text:style-name="P8"><text:tab/>Pour(i=1 a i=nombre-1)</text:p>
      <text:p text:style-name="P8"><text:tab/>Si(tab[i]&lt;tab[i+1])</text:p>
      <text:p text:style-name="P8"><text:tab/>decroissant=faux</text:p>
      <text:p text:style-name="P8"><text:tab/>Sinon</text:p>
      <text:p text:style-name="P8"><text:tab/>Si(tab[i]&gt;tab[i+1])</text:p>
      <text:p text:style-name="P8"><text:tab/>croissant=faux</text:p>
      <text:p text:style-name="P12"><text:span text:style-name="T3"><text:tab/></text:span><text:span text:style-name="T4">Fpour</text:span></text:p>
      <text:p text:style-name="P12"><text:span text:style-name="T4"><text:tab/></text:span><text:span text:style-name="T5">Si croissant=vrai</text:span></text:p>
      <text:p text:style-name="P12"><text:span text:style-name="T5"><text:tab/>Ecrire("la liste est dans l'ordre croissant")</text:span></text:p>
      <text:p text:style-name="P12"><text:span text:style-name="T5"><text:tab/></text:span><text:span text:style-name="T6">Sinon</text:span></text:p>
      <text:p text:style-name="P12"><text:span text:style-name="T5"><text:tab/>Si decroissant=vrai</text:span></text:p>
      <text:p text:style-name="P13"><text:span text:style-name="T3"><text:tab/>Ecrire("la liste est dans l'ordre decroissant")</text:span></text:p>
      <text:p text:style-name="P13"><text:span text:style-name="T3"><text:tab/>Sinon</text:span></text:p>
      <text:p text:style-name="P13"><text:soft-page-break/><text:span text:style-name="T3"><text:tab/>Ecrire(la liste est dans l'ordre quelconque)</text:span></text:p>
      <text:p text:style-name="P14"><text:span text:style-name="T3">fin</text:span></text:p>
      <text:p text:style-name="P8"/>
      <text:p text:style-name="P2"><text:tab/></text:p>
      <text:p text:style-name="P2"/>
      <text:p text:style-name="P2"/>
      <text:p text:style-name="P2"/>
      <text:p text:style-name="P2"/>
      <text:p text:style-name="P2"/>
      <text:p text:style-name="P2"><text:tab/></text:p>
      <text:p text:style-name="P2"><text:tab/></text:p>
      <text:p text:style-name="P2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5T19:33:40.119390989</dc:date>
    <meta:editing-duration>PT4H28M35S</meta:editing-duration>
    <meta:editing-cycles>7</meta:editing-cycles>
    <meta:generator>LibreOffice/6.0.7.3$Linux_X86_64 LibreOffice_project/00m0$Build-3</meta:generator>
    <meta:document-statistic meta:table-count="0" meta:image-count="0" meta:object-count="0" meta:page-count="13" meta:paragraph-count="451" meta:word-count="1031" meta:character-count="7720" meta:non-whitespace-character-count="6693"/>
  </office:meta>
</office:document-meta>
</file>